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102cm" svg:stroke-color="#000000" draw:marker-start-width="0.509cm" draw:marker-end="Circle" draw:marker-end-width="0.535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Dashed_20__28_var_29_" svg:stroke-width="0.102cm" svg:stroke-color="#000000" draw:marker-start-width="0.509cm" draw:marker-end="Circle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Fine_20_Dashed" svg:stroke-width="0.102cm" svg:stroke-color="#000000" draw:marker-start-width="0.509cm" draw:marker-end="Circle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 fo:min-height="1.148cm" fo:min-width="2.422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10" style:family="graphic" style:parent-style-name="objectwithoutfill">
      <style:graphic-properties draw:stroke="dash" draw:stroke-dash="Fine_20_Dashed" svg:stroke-color="#000000" draw:fill="none"/>
    </style:style>
    <style:style style:name="gr11" style:family="graphic" style:parent-style-name="objectwithoutfill">
      <style:graphic-properties draw:stroke="dash" draw:stroke-dash="Ultrafine_20_Dashed" svg:stroke-color="#000000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1.27cm" svg:x="2.27cm" svg:y="2.24cm">
          <text:p text:style-name="P1">COLL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953cm" svg:height="1.27cm" svg:x="2.27cm" svg:y="6.08cm">
          <text:p text:style-name="P1">SEL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953cm" svg:height="1.27cm" svg:x="2.27cm" svg:y="9.92cm">
          <text:p text:style-name="P1">FEATURE ENG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953cm" svg:height="1.27cm" svg:x="2.251cm" svg:y="17.503cm">
          <text:p text:style-name="P1">CLASS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953cm" svg:height="1.27cm" svg:x="2.27cm" svg:y="22.17cm">
          <text:p text:style-name="P1">EVALU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953cm" svg:height="1.27cm" svg:x="8.62cm" svg:y="17.53cm">
          <text:p text:style-name="P1">RAND. FOR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953cm" svg:height="1.27cm" svg:x="8.593cm" svg:y="9.95cm">
          <text:p text:style-name="P1">PRE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953cm" svg:height="1.27cm" svg:x="8.62cm" svg:y="12.49cm">
          <text:p text:style-name="P1">EXT. TEMPL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953cm" svg:height="1.27cm" svg:x="14.97cm" svg:y="12.49cm">
          <text:p text:style-name="P1">CC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.953cm" svg:height="1.27cm" svg:x="14.97cm" svg:y="22.177cm">
          <text:p text:style-name="P1">F. IMP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4.953cm" svg:height="1.27cm" svg:x="14.97cm" svg:y="24.69cm">
          <text:p text:style-name="P1">REDU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953cm" svg:height="1.27cm" svg:x="8.585cm" svg:y="2.294cm">
          <text:p text:style-name="P1">GAT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953cm" svg:height="1.27cm" svg:x="14.992cm" svg:y="2.294cm">
          <text:p text:style-name="P1">SPECGRAM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953cm" svg:height="1.27cm" svg:x="8.607cm" svg:y="22.197cm">
          <text:p text:style-name="P1">TUN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4.746cm" svg:y1="3.51cm" svg:x2="4.746cm" svg:y2="6.08cm" draw:start-shape="id1" draw:start-glue-point="2" draw:end-shape="id2" draw:end-glue-point="0" svg:d="M4746 3510v2570" svg:viewBox="0 0 1 2571">
          <text:p/>
        </draw:connector>
        <draw:connector draw:style-name="gr3" draw:text-style-name="P2" draw:layer="layout" svg:x1="7.223cm" svg:y1="2.875cm" svg:x2="8.585cm" svg:y2="2.929cm" draw:start-shape="id1" draw:start-glue-point="1" draw:end-shape="id3" draw:end-glue-point="3" svg:d="M7223 2875h680v54h682" svg:viewBox="0 0 1363 55">
          <text:p/>
        </draw:connector>
        <draw:connector draw:style-name="gr4" draw:text-style-name="P2" draw:layer="layout" svg:x1="13.538cm" svg:y1="2.929cm" svg:x2="14.992cm" svg:y2="2.929cm" draw:start-shape="id3" draw:start-glue-point="1" draw:end-shape="id4" draw:end-glue-point="3" svg:d="M13538 2929h1454" svg:viewBox="0 0 1455 1">
          <text:p/>
        </draw:connector>
        <draw:connector draw:style-name="gr2" draw:text-style-name="P2" draw:layer="layout" svg:x1="4.746cm" svg:y1="7.35cm" svg:x2="4.746cm" svg:y2="9.92cm" draw:start-shape="id2" draw:start-glue-point="2" draw:end-shape="id5" draw:end-glue-point="0" svg:d="M4746 7350v2570" svg:viewBox="0 0 1 2571">
          <text:p/>
        </draw:connector>
        <draw:connector draw:style-name="gr5" draw:text-style-name="P2" draw:layer="layout" svg:x1="7.223cm" svg:y1="10.555cm" svg:x2="8.593cm" svg:y2="10.585cm" draw:start-shape="id5" draw:start-glue-point="1" draw:end-shape="id6" draw:end-glue-point="3" svg:d="M7223 10555h684v30h686" svg:viewBox="0 0 1371 31">
          <text:p/>
        </draw:connector>
        <draw:connector draw:style-name="gr2" draw:text-style-name="P2" draw:layer="layout" svg:x1="11.069cm" svg:y1="11.22cm" svg:x2="11.096cm" svg:y2="12.49cm" draw:start-shape="id6" draw:start-glue-point="2" draw:end-shape="id7" draw:end-glue-point="0" svg:d="M11069 11220v635h27v635" svg:viewBox="0 0 28 1271">
          <text:p/>
        </draw:connector>
        <draw:connector draw:style-name="gr2" draw:text-style-name="P2" draw:layer="layout" svg:x1="17.468cm" svg:y1="3.564cm" svg:x2="17.446cm" svg:y2="12.49cm" draw:start-shape="id4" draw:start-glue-point="2" draw:end-shape="id8" draw:end-glue-point="0" svg:d="M17468 3564v4463h-22v4463" svg:viewBox="0 0 23 8927">
          <text:p/>
        </draw:connector>
        <draw:connector draw:style-name="gr2" draw:text-style-name="P2" draw:layer="layout" svg:x1="13.573cm" svg:y1="13.125cm" svg:x2="14.97cm" svg:y2="13.125cm" draw:start-shape="id7" draw:start-glue-point="1" draw:end-shape="id8" draw:end-glue-point="3" svg:d="M13573 13125h1397" svg:viewBox="0 0 1398 1">
          <text:p/>
        </draw:connector>
        <draw:connector draw:style-name="gr2" draw:text-style-name="P2" draw:layer="layout" svg:x1="4.746cm" svg:y1="11.19cm" svg:x2="4.727cm" svg:y2="17.503cm" draw:start-shape="id5" draw:start-glue-point="2" draw:end-shape="id9" draw:end-glue-point="0" svg:d="M4746 11190v3157h-19v3156" svg:viewBox="0 0 20 6314">
          <text:p/>
        </draw:connector>
        <draw:connector draw:style-name="gr2" draw:text-style-name="P2" draw:layer="layout" svg:x1="4.727cm" svg:y1="18.773cm" svg:x2="4.746cm" svg:y2="22.17cm" draw:start-shape="id9" draw:start-glue-point="2" draw:end-shape="id10" draw:end-glue-point="0" svg:d="M4727 18773v1699h19v1698" svg:viewBox="0 0 20 3398">
          <text:p/>
        </draw:connector>
        <draw:connector draw:style-name="gr6" draw:text-style-name="P2" draw:layer="layout" svg:x1="7.204cm" svg:y1="18.138cm" svg:x2="8.62cm" svg:y2="18.165cm" draw:start-shape="id9" draw:start-glue-point="1" draw:end-shape="id11" draw:end-glue-point="3" svg:d="M7204 18138h707v27h709" svg:viewBox="0 0 1417 28">
          <text:p/>
        </draw:connector>
        <draw:connector draw:style-name="gr2" draw:text-style-name="P2" draw:layer="layout" draw:line-skew="0.341cm" svg:x1="17.446cm" svg:y1="13.76cm" svg:x2="11.096cm" svg:y2="17.53cm" draw:start-shape="id8" draw:start-glue-point="2" draw:end-shape="id11" draw:end-glue-point="0" svg:d="M17446 13760v2226h-6350v1544" svg:viewBox="0 0 6351 3771">
          <text:p/>
        </draw:connector>
        <draw:connector draw:style-name="gr2" draw:text-style-name="P2" draw:layer="layout" svg:x1="13.573cm" svg:y1="18.165cm" svg:x2="17.446cm" svg:y2="22.177cm" draw:start-shape="id11" draw:start-glue-point="1" draw:end-shape="id12" draw:end-glue-point="0" svg:d="M13573 18165h3873v4012" svg:viewBox="0 0 3874 4013">
          <text:p/>
        </draw:connector>
        <draw:connector draw:style-name="gr6" draw:text-style-name="P2" draw:layer="layout" svg:x1="7.223cm" svg:y1="22.805cm" svg:x2="8.607cm" svg:y2="22.832cm" draw:start-shape="id10" draw:start-glue-point="1" draw:end-shape="id13" draw:end-glue-point="3" svg:d="M7223 22805h691v27h693" svg:viewBox="0 0 1385 28">
          <text:p/>
        </draw:connector>
        <draw:connector draw:style-name="gr4" draw:text-style-name="P2" draw:layer="layout" svg:x1="11.096cm" svg:y1="18.8cm" svg:x2="11.083cm" svg:y2="22.197cm" draw:start-shape="id11" draw:start-glue-point="2" draw:end-shape="id13" draw:end-glue-point="0" svg:d="M11096 18800v1699h-13v1698" svg:viewBox="0 0 14 3398">
          <text:p text:style-name="P1"><text:s text:c="2"/>Probas</text:p>
        </draw:connector>
        <draw:connector draw:style-name="gr2" draw:text-style-name="P2" draw:layer="layout" svg:x1="17.446cm" svg:y1="23.447cm" svg:x2="17.446cm" svg:y2="24.69cm" draw:start-shape="id12" draw:start-glue-point="2" draw:end-shape="id14" svg:d="M17446 23447v1243" svg:viewBox="0 0 1 1244">
          <text:p/>
        </draw:connector>
        <draw:custom-shape draw:style-name="gr7" draw:text-style-name="P1" draw:layer="layout" svg:width="2.921cm" svg:height="1.397cm" draw:transform="rotate (-1.5707963267949) translate (18.145cm 5.215cm)">
          <text:p text:style-name="P1">Store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line-skew="1.962cm" svg:x1="11.083cm" svg:y1="23.467cm" svg:x2="13.56cm" svg:y2="22.832cm" draw:start-shape="id13" draw:start-glue-point="2" draw:end-shape="id13" draw:end-glue-point="1" svg:d="M11083 23467v2463h2977v-3098h-500" svg:viewBox="0 0 2978 3099">
          <text:p text:style-name="P3">k-fold CV</text:p>
          <text:p text:style-name="P3">validation</text:p>
        </draw:connector>
        <draw:custom-shape draw:style-name="gr9" draw:text-style-name="P1" draw:layer="layout" svg:width="2.921cm" svg:height="1.397cm" svg:x="12.809cm" svg:y="15.27cm">
          <text:p text:style-name="P1"><text:s text:c="3"/>store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0" draw:text-style-name="P4" draw:layer="layout" svg:x1="2.27cm" svg:y1="4.81cm" svg:x2="20.05cm" svg:y2="4.81cm">
          <text:p/>
        </draw:line>
        <draw:line draw:style-name="gr11" draw:text-style-name="P4" draw:layer="layout" svg:x1="2.259cm" svg:y1="14.524cm" svg:x2="20.039cm" svg:y2="14.524cm">
          <text:p/>
        </draw:line>
        <draw:line draw:style-name="gr11" draw:text-style-name="P4" draw:layer="layout" svg:x1="2.216cm" svg:y1="8.631cm" svg:x2="19.996cm" svg:y2="8.631cm">
          <text:p/>
        </draw:line>
        <draw:line draw:style-name="gr11" draw:text-style-name="P4" draw:layer="layout" svg:x1="2.27cm" svg:y1="19.596cm" svg:x2="20.05cm" svg:y2="19.596cm">
          <text:p/>
        </draw:line>
      </draw:page>
      <draw:page draw:name="page2" draw:style-name="dp1" draw:master-page-name="Default">
        <draw:custom-shape draw:style-name="gr1" draw:text-style-name="P1" xml:id="id15" draw:id="id15" draw:layer="layout" svg:width="4.953cm" svg:height="1.27cm" svg:x="2.27cm" svg:y="2.24cm">
          <text:p text:style-name="P1">COLL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4.953cm" svg:height="1.27cm" svg:x="8.493cm" svg:y="2.27cm">
          <text:p text:style-name="P1">SEL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4.953cm" svg:height="1.27cm" svg:x="8.493cm" svg:y="4.937cm">
          <text:p text:style-name="P1">FEATURE ENG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4.953cm" svg:height="1.27cm" svg:x="2.143cm" svg:y="7.858cm">
          <text:p text:style-name="P1">CLASS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4.953cm" svg:height="1.27cm" svg:x="14.843cm" svg:y="7.858cm">
          <text:p text:style-name="P1">EVALU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7.223cm" svg:y1="2.875cm" svg:x2="8.493cm" svg:y2="2.905cm" draw:start-shape="id15" draw:start-glue-point="1" draw:end-shape="id16" draw:end-glue-point="3" svg:d="M7223 2875h634v30h636" svg:viewBox="0 0 1271 31">
          <text:p/>
        </draw:connector>
        <draw:connector draw:style-name="gr2" draw:text-style-name="P2" draw:layer="layout" svg:x1="10.969cm" svg:y1="3.54cm" svg:x2="10.969cm" svg:y2="4.937cm" draw:start-shape="id16" draw:start-glue-point="2" draw:end-shape="id17" svg:d="M10969 3540v1397" svg:viewBox="0 0 1 1398">
          <text:p/>
        </draw:connector>
        <draw:connector draw:style-name="gr2" draw:text-style-name="P2" draw:layer="layout" svg:x1="10.969cm" svg:y1="6.207cm" svg:x2="4.619cm" svg:y2="7.858cm" draw:start-shape="id17" draw:start-glue-point="2" draw:end-shape="id18" draw:end-glue-point="0" svg:d="M10969 6207v826h-6350v825" svg:viewBox="0 0 6351 1652">
          <text:p/>
        </draw:connector>
        <draw:connector draw:style-name="gr2" draw:text-style-name="P2" draw:layer="layout" svg:x1="7.096cm" svg:y1="8.493cm" svg:x2="14.843cm" svg:y2="8.493cm" draw:start-shape="id18" draw:end-shape="id19" draw:end-glue-point="3" svg:d="M7096 8493h7747" svg:viewBox="0 0 774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left" draw:textarea-vertical-align="middle" draw:auto-grow-height="true" draw:fit-to-size="shrink-to-fit" fo:padding-left="0.152cm" fo:padding-right="0.102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3:05:15.867812949</meta:creation-date>
    <dc:date>2017-05-02T18:38:11.228550128</dc:date>
    <meta:editing-duration>PT18H13M17S</meta:editing-duration>
    <meta:editing-cycles>2</meta:editing-cycles>
    <meta:generator>LibreOffice/5.3.1.2$Linux_X86_64 LibreOffice_project/30m0$Build-2</meta:generator>
    <meta:document-statistic meta:object-count="46"/>
  </office:meta>
</office:document-meta>
</file>